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/>
    <style:font-face style:name="Courier 10 Pitch" svg:font-family="'Courier 10 Pitch'" style:font-adornments="Normal" style:font-pitch="fixed"/>
    <style:font-face style:name="Noto Mono" svg:font-family="'Noto Mono'" style:font-adornments="Normal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adornments="Italique" style:font-pitch="variable"/>
    <style:font-face style:name="Lucidasans" svg:font-family="Lucidasans" style:font-pitch="variable"/>
    <style:font-face style:name="Nimbus Sans L2" svg:font-family="'Nimbus Sans L'" style:font-pitch="variable"/>
    <style:font-face style:name="DejaVu Serif" svg:font-family="'DejaVu Serif'" style:font-adornments="Italique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imbus Roman No9 L" svg:font-family="'Nimbus Roman No9 L'" style:font-family-generic="roman" style:font-pitch="variable"/>
    <style:font-face style:name="Noto Serif CJK KR" svg:font-family="'Noto Serif CJK KR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Gras oblique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adornments="Gras" style:font-family-generic="swiss" style:font-pitch="variable"/>
    <style:font-face style:name="Nimbus Sans L1" svg:font-family="'Nimbus Sans L'" style:font-adornments="Normal" style:font-family-generic="swiss" style:font-pitch="variable"/>
    <style:font-face style:name="Nimbus Sans L" svg:font-family="'Nimbus Sans L'" style:font-adornments="Regular Italic" style:font-family-generic="swiss" style:font-pitch="variable"/>
    <style:font-face style:name="Noto Sans" svg:font-family="'Noto Sans'" style:font-adornments="Normal" style:font-family-generic="swiss" style:font-pitch="variable"/>
  </office:font-face-decls>
  <office:automatic-styles>
    <style:style style:name="P1" style:family="paragraph" style:parent-style-name="Illustration">
      <style:paragraph-properties fo:text-align="justify" style:justify-single-word="false">
        <style:tab-stops>
          <style:tab-stop style:position="9.74cm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2214833" officeooo:paragraph-rsid="02214833"/>
    </style:style>
    <style:style style:name="P5" style:family="paragraph" style:parent-style-name="Text_20_body">
      <style:text-properties officeooo:rsid="022284cd" officeooo:paragraph-rsid="022284cd"/>
    </style:style>
    <style:style style:name="P6" style:family="paragraph" style:parent-style-name="Heading">
      <style:text-properties officeooo:rsid="022001e2" officeooo:paragraph-rsid="022001e2"/>
    </style:style>
    <style:style style:name="P7" style:family="paragraph" style:parent-style-name="Programmation_20_Titre">
      <style:text-properties officeooo:rsid="02228061" officeooo:paragraph-rsid="02228061"/>
    </style:style>
    <style:style style:name="P8" style:family="paragraph" style:parent-style-name="Heading" style:master-page-name="First_20_Page">
      <style:paragraph-properties style:page-number="auto"/>
    </style:style>
    <style:style style:name="P9" style:family="paragraph" style:parent-style-name="Heading_20_1">
      <style:text-properties officeooo:rsid="022001e2" officeooo:paragraph-rsid="021c337d"/>
    </style:style>
    <style:style style:name="P10" style:family="paragraph" style:parent-style-name="Heading_20_1" style:list-style-name="">
      <style:paragraph-properties fo:line-height="200%" fo:text-align="start" style:justify-single-word="false">
        <style:tab-stops/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Programmation">
      <style:text-properties officeooo:paragraph-rsid="02214833"/>
    </style:style>
    <style:style style:name="P13" style:family="paragraph" style:parent-style-name="Programmation">
      <style:text-properties officeooo:rsid="02214833" officeooo:paragraph-rsid="02214833"/>
    </style:style>
    <style:style style:name="P14" style:family="paragraph" style:parent-style-name="Programmation">
      <style:text-properties officeooo:rsid="02228061" officeooo:paragraph-rsid="02228061"/>
    </style:style>
    <style:style style:name="P15" style:family="paragraph" style:parent-style-name="Programmation">
      <style:text-properties officeooo:rsid="022284cd" officeooo:paragraph-rsid="022284cd"/>
    </style:style>
    <style:style style:name="P16" style:family="paragraph" style:parent-style-name="Programmation" style:list-style-name="Numbering_20_1">
      <style:text-properties officeooo:paragraph-rsid="02244a1e"/>
    </style:style>
    <style:style style:name="P17" style:family="paragraph" style:parent-style-name="Programmation_20_Titre">
      <style:text-properties officeooo:paragraph-rsid="02244a1e"/>
    </style:style>
    <style:style style:name="P18" style:family="paragraph" style:parent-style-name="Text_20_body">
      <style:text-properties officeooo:paragraph-rsid="021c337d"/>
    </style:style>
    <style:style style:name="P19" style:family="paragraph" style:parent-style-name="Text_20_body" style:list-style-name="Numbering_20_1">
      <style:text-properties officeooo:paragraph-rsid="02244a1e"/>
    </style:style>
    <style:style style:name="T1" style:family="text">
      <style:text-properties officeooo:rsid="01d8b5bf"/>
    </style:style>
    <style:style style:name="T2" style:family="text">
      <style:text-properties officeooo:rsid="022284cd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popupwindow" xlink:href="https://feedburner.google.com/fb/a/mailverify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s://www.station-meteo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2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3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4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5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6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7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8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19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0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1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2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3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4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5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6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7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8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29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0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1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2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3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4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5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6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7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8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39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0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1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2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3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4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5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6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7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8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49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0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1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2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3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4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5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6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7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8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59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0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1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2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  <form:form form:name="unnamed63" form:apply-filter="true" form:method="post" form:control-implementation="ooo:com.sun.star.form.component.Form" office:target-frame="" xlink:href="../../../../d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agramme de Classes</text:p>
      <text:h text:style-name="P9" text:outline-level="1">Code C++</text:h>
      <text:p text:style-name="P8">Singleton C++</text:p>
      <text:h text:style-name="Heading_20_1" text:outline-level="1">Code C++</text:h>
      <text:p text:style-name="P17">singleton.h</text:p>
      <text:list xml:id="list1347496724" text:style-name="Numbering_20_1">
        <text:list-item>
          <text:p text:style-name="P16">#ifndef SINGLETON_H </text:p>
        </text:list-item>
        <text:list-item>
          <text:p text:style-name="P16">#define SINGLETON_H </text:p>
        </text:list-item>
        <text:list-item>
          <text:p text:style-name="P16"/>
        </text:list-item>
        <text:list-item>
          <text:p text:style-name="P16">class Singleton { </text:p>
        </text:list-item>
        <text:list-item>
          <text:p text:style-name="P16">public: </text:p>
        </text:list-item>
        <text:list-item>
          <text:p text:style-name="P16"><text:s text:c="8"/>static Singleton* instance(); </text:p>
        </text:list-item>
        <text:list-item>
          <text:p text:style-name="P16"><text:s text:c="8"/>static void destruction(); </text:p>
        </text:list-item>
        <text:list-item>
          <text:p text:style-name="P16"><text:s text:c="9"/></text:p>
        </text:list-item>
        <text:list-item>
          <text:p text:style-name="P16">protected: </text:p>
        </text:list-item>
        <text:list-item>
          <text:p text:style-name="P16"><text:s text:c="8"/>Singleton(); </text:p>
        </text:list-item>
        <text:list-item>
          <text:p text:style-name="P16"><text:s text:c="8"/>~Singleton(); </text:p>
        </text:list-item>
        <text:list-item>
          <text:p text:style-name="P16"><text:s text:c="9"/></text:p>
        </text:list-item>
        <text:list-item>
          <text:p text:style-name="P16">private: </text:p>
        </text:list-item>
        <text:list-item>
          <text:p text:style-name="P16"><text:s text:c="8"/>static Singleton* _instance; </text:p>
        </text:list-item>
        <text:list-item>
          <text:p text:style-name="P16">}; </text:p>
        </text:list-item>
        <text:list-item>
          <text:p text:style-name="P16"/>
        </text:list-item>
        <text:list-item>
          <text:p text:style-name="P16">#endif</text:p>
        </text:list-item>
      </text:list>
      <text:p text:style-name="P17">singleton.cpp</text:p>
      <text:list xml:id="list72854543423928" text:continue-list="list1347496724" text:style-name="Numbering_20_1">
        <text:list-item text:start-value="1">
          <text:p text:style-name="P16">#include "singleton.h" </text:p>
        </text:list-item>
        <text:list-item>
          <text:p text:style-name="P16"/>
        </text:list-item>
        <text:list-item>
          <text:p text:style-name="P16">#include &lt;stdlib.h&gt; </text:p>
        </text:list-item>
        <text:list-item>
          <text:p text:style-name="P16"/>
        </text:list-item>
        <text:list-item>
          <text:p text:style-name="P16">Singleton* Singleton::_instance = NULL; </text:p>
        </text:list-item>
        <text:list-item>
          <text:p text:style-name="P16"/>
        </text:list-item>
        <text:list-item>
          <text:p text:style-name="P16">Singleton::Singleton() </text:p>
        </text:list-item>
        <text:list-item>
          <text:p text:style-name="P16">{ </text:p>
        </text:list-item>
        <text:list-item>
          <text:p text:style-name="P16">} </text:p>
        </text:list-item>
        <text:list-item>
          <text:p text:style-name="P16"/>
        </text:list-item>
        <text:list-item>
          <text:p text:style-name="P16">Singleton::~Singleton() </text:p>
        </text:list-item>
        <text:list-item>
          <text:p text:style-name="P16">{ </text:p>
        </text:list-item>
        <text:list-item>
          <text:p text:style-name="P16">} </text:p>
        </text:list-item>
        <text:list-item>
          <text:p text:style-name="P16"/>
        </text:list-item>
        <text:list-item>
          <text:p text:style-name="P16">Singleton* Singleton::instance() </text:p>
        </text:list-item>
        <text:list-item>
          <text:p text:style-name="P16">{ </text:p>
        </text:list-item>
        <text:list-item>
          <text:p text:style-name="P16"><text:s text:c="8"/>// instance retardée </text:p>
        </text:list-item>
        <text:list-item>
          <text:p text:style-name="P16"><text:s text:c="8"/>if (_instance == NULL) { </text:p>
        </text:list-item>
        <text:list-item>
          <text:p text:style-name="P16"><text:s text:c="16"/>_instance = new Singleton; </text:p>
        </text:list-item>
        <text:list-item>
          <text:p text:style-name="P16"><text:s text:c="8"/>} </text:p>
        </text:list-item>
        <text:list-item>
          <text:p text:style-name="P16"><text:s text:c="9"/></text:p>
        </text:list-item>
        <text:list-item>
          <text:p text:style-name="P16"><text:s text:c="8"/>return _instance; </text:p>
        </text:list-item>
        <text:list-item>
          <text:p text:style-name="P16">} </text:p>
        </text:list-item>
        <text:list-item>
          <text:p text:style-name="P16"/>
        </text:list-item>
        <text:list-item>
          <text:p text:style-name="P16">void Singleton::destruction() </text:p>
        </text:list-item>
        <text:list-item>
          <text:p text:style-name="P16">{ </text:p>
        </text:list-item>
        <text:list-item>
          <text:p text:style-name="P16"><text:s text:c="8"/>if (_instance != NULL) { </text:p>
        </text:list-item>
        <text:list-item>
          <text:p text:style-name="P16"><text:soft-page-break/><text:s text:c="16"/>delete _instance; </text:p>
        </text:list-item>
        <text:list-item>
          <text:p text:style-name="P16"><text:s text:c="16"/>_instance = NULL; </text:p>
        </text:list-item>
        <text:list-item>
          <text:p text:style-name="P16"><text:s text:c="8"/>} </text:p>
        </text:list-item>
        <text:list-item>
          <text:p text:style-name="P16">} </text:p>
        </text:list-item>
      </text:list>
      <text:p text:style-name="P17">main.cpp</text:p>
      <text:list xml:id="list72855544459801" text:continue-list="list72854543423928" text:style-name="Numbering_20_1">
        <text:list-item text:start-value="1">
          <text:p text:style-name="P16">#include "singleton.h" </text:p>
        </text:list-item>
        <text:list-item>
          <text:p text:style-name="P16"/>
        </text:list-item>
        <text:list-item>
          <text:p text:style-name="P16">#include &lt;stdlib.h&gt; </text:p>
        </text:list-item>
        <text:list-item>
          <text:p text:style-name="P16"/>
        </text:list-item>
        <text:list-item>
          <text:p text:style-name="P16">using namespace std; </text:p>
        </text:list-item>
        <text:list-item>
          <text:p text:style-name="P16"/>
        </text:list-item>
        <text:list-item>
          <text:p text:style-name="P16">int main(int argc, int** argv) </text:p>
        </text:list-item>
        <text:list-item>
          <text:p text:style-name="P16">{ </text:p>
        </text:list-item>
        <text:list-item>
          <text:p text:style-name="P16"><text:s text:c="8"/>Singleton* s1; </text:p>
        </text:list-item>
        <text:list-item>
          <text:p text:style-name="P16"><text:s text:c="8"/>Singleton* s2; </text:p>
        </text:list-item>
        <text:list-item>
          <text:p text:style-name="P16"><text:s text:c="9"/></text:p>
        </text:list-item>
        <text:list-item>
          <text:p text:style-name="P16"><text:s text:c="8"/>// création </text:p>
        </text:list-item>
        <text:list-item>
          <text:p text:style-name="P16"><text:s text:c="8"/>s1 = Singleton::instance(); </text:p>
        </text:list-item>
        <text:list-item>
          <text:p text:style-name="P16"><text:s text:c="8"/>s2 = Singleton::instance(); </text:p>
        </text:list-item>
        <text:list-item>
          <text:p text:style-name="P16"><text:s text:c="9"/></text:p>
        </text:list-item>
        <text:list-item>
          <text:p text:style-name="P16"><text:s text:c="8"/>// destruction </text:p>
        </text:list-item>
        <text:list-item>
          <text:p text:style-name="P16"><text:s text:c="8"/>Singleton::destruction(); </text:p>
        </text:list-item>
        <text:list-item>
          <text:p text:style-name="P16"><text:s text:c="9"/></text:p>
        </text:list-item>
        <text:list-item>
          <text:p text:style-name="P16"><text:s text:c="8"/>return EXIT_SUCCESS; </text:p>
        </text:list-item>
        <text:list-item>
          <text:p text:style-name="P16">}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/>
    <style:font-face style:name="Courier 10 Pitch" svg:font-family="'Courier 10 Pitch'" style:font-adornments="Normal" style:font-pitch="fixed"/>
    <style:font-face style:name="Noto Mono" svg:font-family="'Noto Mono'" style:font-adornments="Normal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adornments="Italique" style:font-pitch="variable"/>
    <style:font-face style:name="Lucidasans" svg:font-family="Lucidasans" style:font-pitch="variable"/>
    <style:font-face style:name="Nimbus Sans L2" svg:font-family="'Nimbus Sans L'" style:font-pitch="variable"/>
    <style:font-face style:name="DejaVu Serif" svg:font-family="'DejaVu Serif'" style:font-adornments="Italique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Nimbus Roman No9 L" svg:font-family="'Nimbus Roman No9 L'" style:font-family-generic="roman" style:font-pitch="variable"/>
    <style:font-face style:name="Noto Serif CJK KR" svg:font-family="'Noto Serif CJK KR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Gras oblique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adornments="Gras" style:font-family-generic="swiss" style:font-pitch="variable"/>
    <style:font-face style:name="Nimbus Sans L1" svg:font-family="'Nimbus Sans L'" style:font-adornments="Normal" style:font-family-generic="swiss" style:font-pitch="variable"/>
    <style:font-face style:name="Nimbus Sans L" svg:font-family="'Nimbus Sans L'" style:font-adornments="Regular Italic" style:font-family-generic="swiss" style:font-pitch="variable"/>
    <style:font-face style:name="Noto Sans" svg:font-family="'Noto Sans'" style:font-adornments="Normal" style:font-family-generic="swiss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Nimbus Sans L2" style:font-size-asian="12pt" style:language-asian="fr" style:country-asian="FR" style:font-name-complex="Lucida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Nimbus Sans L2" style:font-size-asian="12pt" style:language-asian="fr" style:country-asian="FR" style:font-name-complex="Lucida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fo:font-size="12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.499cm" fo:margin-right="0cm" fo:margin-top="0.101cm" fo:margin-bottom="0.101cm" loext:contextual-spacing="false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Noto Serif CJK KR" fo:font-family="'Noto Serif CJK KR'" style:font-style-name="Normal" style:font-family-generic="roman" style:font-pitch="variable" fo:font-size="11pt" style:font-size-asian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 style:master-page-name="">
      <loext:graphic-properties draw:fill="none" draw:fill-color="#99ccff"/>
      <style:paragraph-properties fo:margin-left="0cm" fo:margin-right="0.199cm" fo:margin-top="0.4cm" fo:margin-bottom="0.499cm" loext:contextual-spacing="false" fo:line-height="200%" fo:text-align="center" style:justify-single-word="false" fo:text-indent="0cm" style:auto-text-indent="false" style:page-number="auto" fo:break-before="auto" fo:break-after="auto" fo:background-color="transparent" style:shadow="none" fo:keep-with-next="always">
        <style:tab-stops/>
      </style:paragraph-properties>
      <style:text-properties fo:color="#996633" style:font-name="Liberation Sans" fo:font-family="'Liberation Sans'" style:font-style-name="Gras" style:font-family-generic="swiss" style:font-pitch="variable" fo:font-size="18pt" fo:font-weight="bold" fo:background-color="transparent" style:font-name-asian="Nimbus Sans L2" style:font-family-asian="'Nimbus Sans L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55cm" fo:margin-bottom="0.101cm" loext:contextual-spacing="false" fo:text-align="start" style:justify-single-word="false" fo:text-indent="0cm" style:auto-text-indent="false"/>
      <style:text-properties fo:color="#336666" style:font-name="Liberation Sans" fo:font-family="'Liberation Sans'" style:font-style-name="Gras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28cm" fo:margin-bottom="0.101cm" loext:contextual-spacing="false" fo:text-align="start" style:justify-single-word="false" fo:text-indent="0cm" style:auto-text-indent="false" style:page-number="auto"/>
      <style:text-properties fo:color="#669999" style:font-name="Liberation Sans" fo:font-family="'Liberation Sans'" style:font-style-name="Gras" style:font-family-generic="swiss" style:font-pitch="variable" fo:font-size="12pt" fo:language="zxx" fo:country="none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.199cm" fo:margin-top="0.275cm" fo:margin-bottom="0cm" loext:contextual-spacing="false" fo:text-align="start" style:justify-single-word="false" fo:text-indent="0cm" style:auto-text-indent="false" style:page-number="auto"/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499cm" fo:margin-right="0.101cm" fo:margin-top="0.275cm" fo:margin-bottom="0cm" loext:contextual-spacing="false" fo:text-align="start" style:justify-single-word="false" fo:text-indent="0cm" style:auto-text-indent="false" style:page-number="auto"/>
      <style:text-properties fo:color="#469f98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66666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fo:margin-left="0.185cm" fo:margin-right="0.185cm" fo:margin-top="0.275cm" fo:margin-bottom="0.275cm" loext:contextual-spacing="true" fo:line-height="150%" fo:text-indent="0cm" style:auto-text-indent="false" style:page-number="auto" fo:background-color="transparent" style:shadow="non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2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Gras oblique" style:font-family-generic="swiss" style:font-pitch="variable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loext:graphic-properties draw:fill="none" draw:fill-color="#99ccff"/>
      <style:paragraph-properties fo:margin-top="0cm" fo:margin-bottom="0cm" loext:contextual-spacing="false" fo:background-color="transparent" style:shadow="none">
        <style:tab-stops/>
      </style:paragraph-properties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Programmation" style:family="paragraph" style:parent-style-name="Standard" style:auto-update="true" style:list-style-name="Numbering_20_1" style:master-page-name="">
      <loext:graphic-properties draw:fill="solid" draw:fill-color="#e6e3d1" draw:opacity="40%" draw:fill-image-width="0cm" draw:fill-image-height="0cm"/>
      <style:paragraph-properties fo:margin-left="0.499cm" fo:margin-right="0cm" fo:margin-top="0.101cm" fo:margin-bottom="0.199cm" loext:contextual-spacing="true" fo:line-height="100%" style:register-true="true" fo:text-indent="0cm" style:auto-text-indent="false" style:page-number="auto" fo:background-color="#e6e3d1" fo:padding="0.101cm" fo:border-left="0.51pt solid #e5c17d" fo:border-right="0.51pt solid #887616" fo:border-top="0.51pt solid #e5c17d" fo:border-bottom="0.51pt solid #887616" style:shadow="#e2e2e2 0.18cm 0.18cm" text:number-lines="true" text:line-number="1">
        <style:tab-stops/>
      </style:paragraph-properties>
      <style:text-properties fo:color="#333300" style:text-outline="false" style:font-name="Noto Mono" fo:font-family="'Noto Mono'" style:font-style-name="Normal" style:font-pitch="fixed" fo:font-size="9pt" fo:letter-spacing="normal" fo:language="zxx" fo:country="none" fo:text-shadow="none" style:letter-kerning="true" style:text-blinking="false" fo:background-color="transparent" style:language-asian="zxx" style:country-asian="none" style:font-relief="none" text:display="true"/>
    </style:style>
    <style:style style:name="Mathématique" style:family="paragraph" style:parent-style-name="Text_20_body">
      <style:paragraph-properties fo:margin-left="1cm" fo:margin-right="0cm" fo:margin-top="0cm" fo:margin-bottom="0cm" loext:contextual-spacing="false" fo:text-indent="0cm" style:auto-text-indent="false"/>
      <style:text-properties style:font-name="Century Schoolbook L" fo:font-family="'Century Schoolbook L'" style:font-style-name="Italique" style:font-pitch="variable" fo:font-size="10pt" fo:font-style="italic"/>
    </style:style>
    <style:style style:name="Texte_20_programmation" style:display-name="Texte programmation" style:family="paragraph" style:parent-style-name="Preformatted_20_Text">
      <style:paragraph-properties fo:margin-left="0.499cm" fo:margin-right="0cm" fo:margin-top="0cm" fo:margin-bottom="0cm" loext:contextual-spacing="false" fo:text-indent="0cm" style:auto-text-indent="false" fo:padding="0.049cm" fo:border="0.06pt solid #c0c0c0" style:shadow="#c0c0c0 0.049cm 0.049cm">
        <style:tab-stops/>
      </style:paragraph-properties>
      <style:text-properties fo:language="fr" fo:country="FR"/>
    </style:style>
    <style:style style:name="Programmation_20_Titre" style:display-name="Programmation Titre" style:family="paragraph" style:parent-style-name="Programmation" style:list-style-name="">
      <style:paragraph-properties fo:text-align="center" style:justify-single-word="false" fo:padding="0.049cm" fo:border="0.06pt solid #c0c0c0" style:join-border="false"/>
      <style:text-properties style:font-name="Nimbus Sans L" fo:font-family="'Nimbus Sans L'" style:font-style-name="Regular Italic" style:font-family-generic="swiss" style:font-pitch="variable" fo:font-size="10pt" fo:font-style="italic"/>
    </style:style>
    <style:style style:name="Console" style:family="paragraph" style:parent-style-name="Text_20_body" style:master-page-name="">
      <loext:graphic-properties draw:fill="solid" draw:fill-color="#e8f1f4" draw:fill-gradient-name="Olive_20_Green" draw:opacity="100%"/>
      <style:paragraph-properties fo:margin-left="0.499cm" fo:margin-right="0cm" fo:margin-top="0cm" fo:margin-bottom="0.199cm" loext:contextual-spacing="true" fo:line-height="0.499cm" fo:hyphenation-ladder-count="no-limit" style:register-true="true" fo:text-indent="0cm" style:auto-text-indent="false" style:page-number="auto" fo:background-color="#e8f1f4" fo:padding="0.101cm" fo:border-left="0.99pt solid #e9e4aa" fo:border-right="0.99pt solid #cca54f" fo:border-top="0.99pt solid #e9e4aa" fo:border-bottom="0.99pt solid #cca54f" style:shadow="#e2e2e2 0.199cm 0.199cm">
        <style:tab-stops/>
      </style:paragraph-properties>
      <style:text-properties fo:color="#003333" style:font-name="Courier New" fo:font-family="'Courier New'" style:font-style-name="Normal" style:font-family-generic="modern" style:font-pitch="fixed" fo:font-size="10.5pt" fo:letter-spacing="-0.007cm" fo:language="zxx" fo:country="none" fo:font-style="normal" fo:font-weight="normal" style:letter-kerning="false" fo:background-color="transparent" style:font-relief="none" fo:hyphenate="false" fo:hyphenation-remain-char-count="2" fo:hyphenation-push-char-count="2"/>
    </style:style>
    <style:style style:name="a_5f_faire" style:display-name="a_faire" style:family="paragraph" style:parent-style-name="Standard" style:class="text">
      <style:paragraph-properties fo:margin-left="0.494cm" fo:margin-right="0cm" fo:margin-top="0cm" fo:margin-bottom="0cm" loext:contextual-spacing="false" fo:line-height="100%" fo:text-align="start" style:justify-single-word="false" fo:text-indent="-0.494cm" style:auto-text-indent="false">
        <style:tab-stops/>
      </style:paragraph-properties>
      <style:text-properties fo:color="#0080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 style:shadow="none"/>
      <style:text-properties fo:color="#6a5d2c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ans_20_nom1" style:display-name="Sans nom1" style:family="paragraph" style:parent-style-name="Text_20_body"/>
    <style:style style:name="Sans_20_nom2" style:display-name="Sans nom2" style:family="paragraph" style:parent-style-name="Text_20_body" style:master-page-name="">
      <style:paragraph-properties style:page-number="auto" fo:padding="0.049cm" fo:border="0.06pt solid #000000"/>
    </style:style>
    <style:style style:name="Question" style:family="paragraph" style:parent-style-name="Quotations">
      <style:paragraph-properties fo:padding="0.049cm" fo:border="0.06pt solid #000000" style:shadow="non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" style:family="paragraph" style:parent-style-name="Caption" style:class="extra" style:master-page-name="">
      <style:paragraph-properties fo:margin-top="0.101cm" fo:margin-bottom="0.101cm" loext:contextual-spacing="false" style:page-number="auto"/>
      <style:text-properties style:font-name="DejaVu Sans1" fo:font-family="'DejaVu Sans'" style:font-style-name="Normal" style:font-family-generic="swiss" style:font-pitch="variable" fo:font-size="10.5pt" fo:font-style="normal"/>
    </style:style>
    <style:style style:name="Texte_20_normal" style:display-name="Texte normal" style:family="paragraph" style:parent-style-name="Standard">
      <style:paragraph-properties fo:margin-left="1cm" fo:margin-right="0cm" fo:margin-top="0.106cm" fo:margin-bottom="0.106cm" loext:contextual-spacing="false" fo:text-align="justify" style:justify-single-word="false" fo:text-indent="0cm" style:auto-text-indent="false"/>
    </style:style>
    <style:style style:name="Texte_20_brut" style:display-name="Texte brut" style:family="paragraph" style:parent-style-name="Standard">
      <style:text-properties style:font-name="Courier New1" fo:font-family="'Courier New'" style:font-family-generic="modern" fo:font-size="10pt" style:font-size-asian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rps_20_de_20_texte_20_Note" style:display-name="Corps de texte Note" style:family="paragraph" style:parent-style-name="Text_20_body" style:master-page-name="">
      <loext:graphic-properties draw:fill="solid" draw:fill-color="#e7e0f2"/>
      <style:paragraph-properties style:page-number="auto" fo:background-color="#e7e0f2">
        <style:tab-stops/>
      </style:paragraph-properties>
    </style:style>
    <style:style style:name="Corps_20_de_20_texte_20_Attention" style:display-name="Corps de texte Attention" style:family="paragraph" style:parent-style-name="Text_20_body">
      <loext:graphic-properties draw:fill="solid" draw:fill-color="#f1dfd3"/>
      <style:paragraph-properties fo:background-color="#f1dfd3">
        <style:tab-stops/>
      </style:paragraph-properties>
    </style:style>
    <style:style style:name="Corps_20_de_20_texte_20_Astuce" style:display-name="Corps de texte Astuce" style:family="paragraph" style:parent-style-name="Text_20_body">
      <loext:graphic-properties draw:fill="solid" draw:fill-color="#e8e3be"/>
      <style:paragraph-properties fo:background-color="#e8e3b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9999" style:font-name="Noto Mono" fo:font-family="'Noto Mono'" style:font-style-name="Normal" style:font-pitch="fixed" fo:font-size="9pt" fo:letter-spacing="normal" fo:language="zxx" fo:country="none" fo:font-style="normal" style:letter-kerning="true" fo:background-color="transparent" style:text-scale="100%" loext:padding="0cm" loext:border="none" loext:shadow="none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3333" fo:language="zxx" fo:country="non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fo:color="#336666" style:font-name="Courier 10 Pitch" fo:font-family="'Courier 10 Pitch'" style:font-style-name="Normal" style:font-pitch="fixed" fo:font-size="11pt" fo:language="zxx" fo:country="none" fo:background-color="transparent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Nom_20_propre" style:display-name="Nom propre" style:family="text">
      <style:text-properties fo:color="#b4891b" style:font-name="DejaVu Serif" fo:font-family="'DejaVu Serif'" style:font-style-name="Italique" style:font-family-generic="roman" style:font-pitch="variable" fo:language="zxx" fo:country="none" fo:font-style="italic" fo:background-color="transparent"/>
    </style:style>
    <style:style style:name="Courrier" style:family="text">
      <style:text-properties style:font-name="Courier 10 Pitch" fo:font-family="'Courier 10 Pitch'" style:font-style-name="Normal" style:font-pitch="fixed" fo:font-size="10.5pt" fo:language="zxx" fo:country="none"/>
    </style:style>
    <style:style style:name="réponse" style:family="text">
      <style:text-properties fo:color="#000000" style:font-name="Courier 10 Pitch" fo:font-family="'Courier 10 Pitch'" style:font-style-name="Normal" style:font-pitch="fixed" fo:font-size="9p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Machine_20_à_20_écrire" style:display-name="Machine à écrire" style:family="text">
      <style:text-properties fo:color="#284e3d" style:font-name="Courier New" fo:font-family="'Courier New'" style:font-style-name="Normal" style:font-family-generic="modern" style:font-pitch="fixed" fo:font-size="10.5pt" fo:language="zxx" fo:country="none" style:text-underline-style="none" fo:font-weight="normal" style:text-blinking="false" style:font-size-asian="10pt" style:language-asian="zxx" style:country-asian="none" style:text-overline-style="none" style:text-ov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om_20_Technique" style:display-name="Nom Technique" style:family="text" style:parent-style-name="Nom_20_propre">
      <style:text-properties fo:color="#b01d61" style:font-name="Noto Sans" fo:font-family="'Noto Sans'" style:font-style-name="Normal" style:font-family-generic="swiss" style:font-pitch="variable" fo:font-size="11pt" fo:font-style="normal" style:font-size-asian="11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éro_20_programme" style:display-name="Numéro programme" style:family="text">
      <style:text-properties fo:color="#4c4c4c" style:font-name="Nimbus Sans L1" fo:font-family="'Nimbus Sans L'" style:font-style-name="Normal" style:font-family-generic="swiss" style:font-pitch="variable" fo:font-size="9pt" fo:language="zxx" fo:country="none" fo:font-style="normal" fo:background-color="#e6e6ff" style:font-style-asian="normal" style:font-style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number text:level="1" text:style-name="Bullet_20_Symbols" style:num-format="1">
        <style:list-level-properties text:min-label-width="0.4cm"/>
      </text:list-level-style-number>
      <text:list-level-style-bullet text:level="2" text:style-name="Bullet_20_Symbols" text:bullet-char="•">
        <style:list-level-properties text:space-before="0.401cm" text:min-label-width="0.4cm"/>
        <style:text-properties fo:font-family="'DejaVu Sans'" style:font-family-generic="swiss" style:font-pitch="variable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fo:font-family="'DejaVu Sans'" style:font-family-generic="swiss" style:font-pitch="variable"/>
      </text:list-level-style-bullet>
      <text:list-level-style-bullet text:level="4" text:style-name="Bullet_20_Symbols" text:bullet-char="•">
        <style:list-level-properties text:space-before="1.2cm" text:min-label-width="0.4cm"/>
        <style:text-properties fo:font-family="'DejaVu Sans'" style:font-family-generic="swiss" style:font-pitch="variable"/>
      </text:list-level-style-bullet>
      <text:list-level-style-bullet text:level="5" text:style-name="Bullet_20_Symbols" text:bullet-char="•">
        <style:list-level-properties text:space-before="1.6cm" text:min-label-width="0.4cm"/>
        <style:text-properties fo:font-family="'DejaVu Sans'" style:font-family-generic="swiss" style:font-pitch="variable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fo:font-family="'DejaVu Sans'" style:font-family-generic="swiss" style:font-pitch="variable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fo:font-family="'DejaVu Sans'" style:font-family-generic="swiss" style:font-pitch="variable"/>
      </text:list-level-style-bullet>
      <text:list-level-style-bullet text:level="8" text:style-name="Bullet_20_Symbols" text:bullet-char="•">
        <style:list-level-properties text:space-before="2.8cm" text:min-label-width="0.4cm"/>
        <style:text-properties fo:font-family="'DejaVu Sans'" style:font-family-generic="swiss" style:font-pitch="variable"/>
      </text:list-level-style-bullet>
      <text:list-level-style-bullet text:level="9" text:style-name="Bullet_20_Symbols" text:bullet-char="•">
        <style:list-level-properties text:space-before="3.2cm" text:min-label-width="0.4cm"/>
        <style:text-properties fo:font-family="'DejaVu Sans'" style:font-family-generic="swiss" style:font-pitch="variable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fo:font-family="'DejaVu Sans'" style:font-family-generic="swiss" style:font-pitch="variable"/>
      </text:list-level-style-bullet>
    </text:list-style>
    <text:list-style style:name="List_20_2" style:display-name="List 2">
      <text:list-level-style-number text:level="1" text:style-name="Numbering_20_Symbols" style:num-format="1">
        <style:list-level-properties text:min-label-width="0.3cm"/>
      </text:list-level-style-number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4" style:display-name="List 4">
      <text:list-level-style-number text:level="1" text:style-name="Numbering_20_Symbols" style:num-format="1">
        <style:list-level-properties text:min-label-width="0.4cm"/>
      </text:list-level-style-number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format="1">
        <style:list-level-properties text:min-label-width="0.651cm" text:min-label-distance="0.199cm" fo:text-align="end"/>
      </text:list-level-style-number>
      <text:list-level-style-number text:level="2" text:style-name="Numbering_20_Symbols" style:num-format="1">
        <style:list-level-properties text:min-label-width="0.651cm" text:min-label-distance="0.199cm" fo:text-align="end"/>
      </text:list-level-style-number>
      <text:list-level-style-number text:level="3" text:style-name="Numbering_20_Symbols" style:num-format="1">
        <style:list-level-properties text:min-label-width="0.651cm" text:min-label-distance="0.199cm" fo:text-align="end"/>
      </text:list-level-style-number>
      <text:list-level-style-number text:level="4" text:style-name="Numbering_20_Symbols" style:num-format="1">
        <style:list-level-properties text:min-label-width="0.651cm" text:min-label-distance="0.199cm" fo:text-align="end"/>
      </text:list-level-style-number>
      <text:list-level-style-number text:level="5" text:style-name="Numbering_20_Symbols" style:num-format="1">
        <style:list-level-properties text:min-label-width="0.651cm" text:min-label-distance="0.199cm" fo:text-align="end"/>
      </text:list-level-style-number>
      <text:list-level-style-number text:level="6" text:style-name="Numbering_20_Symbols" style:num-format="1">
        <style:list-level-properties text:min-label-width="0.651cm" text:min-label-distance="0.199cm" fo:text-align="end"/>
      </text:list-level-style-number>
      <text:list-level-style-number text:level="7" text:style-name="Numbering_20_Symbols" style:num-format="1">
        <style:list-level-properties text:min-label-width="0.651cm" text:min-label-distance="0.199cm" fo:text-align="end"/>
      </text:list-level-style-number>
      <text:list-level-style-number text:level="8" text:style-name="Numbering_20_Symbols" style:num-format="1">
        <style:list-level-properties text:min-label-width="0.651cm" text:min-label-distance="0.199cm" fo:text-align="end"/>
      </text:list-level-style-number>
      <text:list-level-style-number text:level="9" text:style-name="Numbering_20_Symbols" style:num-format="1">
        <style:list-level-properties text:min-label-width="0.651cm" text:min-label-distance="0.199cm" fo:text-align="end"/>
      </text:list-level-style-number>
      <text:list-level-style-number text:level="10" text:style-name="Numbering_20_Symbols" style:num-format="1">
        <style:list-level-properties text:min-label-width="0.651cm" text:min-label-distance="0.199cm" fo:text-align="end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Question">
      <text:list-level-style-number text:level="1" text:style-name="Numbering_20_Symbols" style:num-prefix="Question " style:num-suffix="." style:num-format="1">
        <style:list-level-properties text:space-before="-0.011cm" text:min-label-distance="0.101cm"/>
      </text:list-level-style-number>
      <text:list-level-style-number text:level="2" text:style-name="Numbering_20_Symbols" style:num-prefix="Question " style:num-suffix="." style:num-format="1">
        <style:list-level-properties text:space-before="1.27cm" text:min-label-distance="0.101cm"/>
      </text:list-level-style-number>
      <text:list-level-style-number text:level="3" text:style-name="Numbering_20_Symbols" style:num-prefix="Question " style:num-suffix="." style:num-format="1">
        <style:list-level-properties text:space-before="1.905cm" text:min-label-distance="0.101cm"/>
      </text:list-level-style-number>
      <text:list-level-style-number text:level="4" text:style-name="Numbering_20_Symbols" style:num-prefix="Question " style:num-suffix="." style:num-format="1">
        <style:list-level-properties text:space-before="2.54cm" text:min-label-distance="0.101cm"/>
      </text:list-level-style-number>
      <text:list-level-style-number text:level="5" text:style-name="Numbering_20_Symbols" style:num-prefix="Question " style:num-suffix="." style:num-format="1">
        <style:list-level-properties text:space-before="3.175cm" text:min-label-distance="0.101cm"/>
      </text:list-level-style-number>
      <text:list-level-style-number text:level="6" text:style-name="Numbering_20_Symbols" style:num-prefix="Question " style:num-suffix="." style:num-format="1">
        <style:list-level-properties text:space-before="3.81cm" text:min-label-distance="0.101cm"/>
      </text:list-level-style-number>
      <text:list-level-style-number text:level="7" text:style-name="Numbering_20_Symbols" style:num-prefix="Question " style:num-suffix="." style:num-format="1">
        <style:list-level-properties text:space-before="4.445cm" text:min-label-distance="0.101cm"/>
      </text:list-level-style-number>
      <text:list-level-style-number text:level="8" text:style-name="Numbering_20_Symbols" style:num-prefix="Question " style:num-suffix="." style:num-format="1">
        <style:list-level-properties text:space-before="5.08cm" text:min-label-distance="0.101cm"/>
      </text:list-level-style-number>
      <text:list-level-style-number text:level="9" text:style-name="Numbering_20_Symbols" style:num-prefix="Question " style:num-suffix="." style:num-format="1">
        <style:list-level-properties text:space-before="5.715cm" text:min-label-distance="0.101cm"/>
      </text:list-level-style-number>
      <text:list-level-style-number text:level="10" text:style-name="Numbering_20_Symbols" style:num-prefix="Question " style:num-suffix="." style:num-format="1">
        <style:list-level-properties text:space-before="6.35cm" text:min-label-distance="0.101cm"/>
      </text:list-level-style-number>
    </text:list-style>
    <text:list-style style:name="Ligne_20_programme" style:display-name="Ligne programme" text:consecutive-numbering="true">
      <text:list-level-style-number text:level="1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2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3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4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5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6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7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8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9" text:style-name="Numéro_20_programme" style:num-prefix=" " style:num-suffix="." style:num-format="1">
        <style:list-level-properties text:min-label-width="0.801cm" text:min-label-distance="0.101cm" fo:text-align="end"/>
      </text:list-level-style-number>
      <text:list-level-style-number text:level="10" text:style-name="Numéro_20_programme" style:num-prefix=" " style:num-suffix="." style:num-format="1">
        <style:list-level-properties text:min-label-width="0.801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Illustration">
      <style:paragraph-properties fo:text-align="justify" style:justify-single-word="false">
        <style:tab-stops>
          <style:tab-stop style:position="9.74cm"/>
        </style:tab-stops>
      </style:paragraph-properties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1d8b5bf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Fichier : </text:span><text:span text:style-name="MT1"><text:file-name text:display="name">Exercice Diagramme de Classes</text:file-name></text:span><text:span text:style-name="MT1"><text:tab/>Mise à jour : </text:span><text:span text:style-name="MT1"><text:date style:data-style-name="N76" text:date-value="2018-11-29T17:12:13.740297798" text:fixed="true">29 novembre 2018</text:date></text:span><text:span text:style-name="MT1"><text:date style:data-style-name="N76" text:date-value="2018-11-29T17:12:16.008399934" text:fixed="true">29 novembre 2018</text:date></text:span></text:p>
      </style:header>
      <style:header-left>
        <text:p text:style-name="MP2"><text:title/></text:p>
      </style:header-left>
      <style:footer>
        <text:p text:style-name="MP3"><text:page-number text:select-page="current">1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text:file-name text:display="name-and-extension">Exercice Diagramme de Classes.odt</text:file-name><text:s/></text:p>
      </style:header>
      <style:header-left>
        <text:p text:style-name="Header"/>
      </style:header-left>
      <style:footer>
        <text:p text:style-name="MP3"><text:page-number text:select-page="current">2</text:page-number>/<text:page-count>3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05T02:09:27.621160456</meta:creation-date>
    <dc:language>fr-FR</dc:language>
    <meta:editing-cycles>201</meta:editing-cycles>
    <meta:editing-duration>P3DT14H2M53S</meta:editing-duration>
    <dc:date>2018-12-10T07:28:38.551136186</dc:date>
    <meta:print-date>2018-11-25T16:21:19.290338993</meta:print-date>
    <dc:creator>Erwann Le Quéméner</dc:creator>
    <meta:document-statistic meta:table-count="0" meta:image-count="0" meta:object-count="0" meta:page-count="3" meta:paragraph-count="81" meta:word-count="206" meta:character-count="1407" meta:non-whitespace-character-count="1030"/>
    <meta:user-defined meta:name="Info 1"/>
    <meta:user-defined meta:name="Info 2"/>
    <meta:user-defined meta:name="Info 3"/>
    <meta:user-defined meta:name="Info 4"/>
  </office:meta>
</office:document-meta>
</file>